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f83" officeooo:paragraph-rsid="000b6f83"/>
    </style:style>
    <style:style style:name="P2" style:family="paragraph" style:parent-style-name="Standard">
      <style:text-properties officeooo:rsid="000b6f83" officeooo:paragraph-rsid="000b6f83" style:font-size-asian="10.5pt"/>
    </style:style>
    <style:style style:name="P3" style:family="paragraph" style:parent-style-name="Standard">
      <style:text-properties officeooo:rsid="000c3665" officeooo:paragraph-rsid="000c3665" style:font-size-asian="10.5pt"/>
    </style:style>
    <style:style style:name="P4" style:family="paragraph" style:parent-style-name="Standard">
      <style:text-properties officeooo:rsid="00119993" officeooo:paragraph-rsid="000c3665" style:font-size-asian="10.5pt"/>
    </style:style>
    <style:style style:name="P5" style:family="paragraph" style:parent-style-name="Standard">
      <style:text-properties officeooo:rsid="000d7c77" officeooo:paragraph-rsid="000d7c77" style:font-size-asian="10.5pt"/>
    </style:style>
    <style:style style:name="P6" style:family="paragraph" style:parent-style-name="Standard">
      <style:text-properties officeooo:rsid="00119993" officeooo:paragraph-rsid="000c36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buntu 18.04环境搭建</text:p>
      <text:h text:style-name="Heading_20_3" text:outline-level="3">1.安装后,无法引导系统. 使用boot-repair修复ubuntu的grub引导.</text:h>
      <text:p text:style-name="P1">使用安装u盘进入临时系统,打开终端执行</text:p>
      <text:p text:style-name="P1">sudo du </text:p>
      <text:p text:style-name="P1">sudo add-apt-repository ppa:yannubuntu/boot-repair</text:p>
      <text:p text:style-name="P1">apt-get update</text:p>
      <text:p text:style-name="P1">apt-get install boot-repair</text:p>
      <text:p text:style-name="P1">打开boot-repair,点击recommand repair,等待执行完毕后,拔掉优盘,重启系统.</text:p>
      <text:h text:style-name="Heading_20_3" text:outline-level="3">2.安装nvidia驱动</text:h>
      <text:p text:style-name="P1">相比16.04,在18.04下安装nvidia驱动简单很多.</text:p>
      <text:p text:style-name="P1">只需要执行:</text:p>
      <text:p text:style-name="P1">ubuntu-drivers devices</text:p>
      <text:p text:style-name="P1">查看设备</text:p>
      <text:p text:style-name="P1">sudo ubuntu-drivers autoinstall </text:p>
      <text:p text:style-name="P1">就可以自动安装驱动,不需要像16.04还需要手动关闭原有自带显卡驱动.</text:p>
      <text:p text:style-name="P2">sudo apt install nvidia-390</text:p>
      <text:p text:style-name="P2">也可以使用上述命令安装指定版本的显卡驱动</text:p>
      <text:h text:style-name="Heading_20_3" text:outline-level="3">3.安装搜狗输入法</text:h>
      <text:p text:style-name="P3">先安装fcitx</text:p>
      <text:p text:style-name="P3">sudo apt install fcitx</text:p>
      <text:p text:style-name="P3">然后再搜狗官网下载最新版本的deb包,直接双击安装.安装完成后重启系统,设置一下默认输入法即可.</text:p>
      <text:h text:style-name="Heading_20_3" text:outline-level="3">4.安装chrome浏览器</text:h>
      <text:p text:style-name="P6">下载</text:p>
      <text:p text:style-name="P6">wget <text:a xlink:type="simple" xlink:href="https://dl.google.com/linux/direct/google-chrome-stable_current_amd64.deb" text:style-name="Internet_20_link" text:visited-style-name="Visited_20_Internet_20_Link">https://dl.google.com/linux/direct/google-chrome-stable_current_amd64.deb</text:a></text:p>
      <text:p text:style-name="P6">安装</text:p>
      <text:p text:style-name="P6">sudo dpkg -i <text:a xlink:type="simple" xlink:href="https://dl.google.com/linux/direct/google-chrome-stable_current_amd64.deb" text:style-name="Internet_20_link" text:visited-style-name="Visited_20_Internet_20_Link">google-chrome-stable_current_amd64.deb</text:a></text:p>
      <text:p text:style-name="P4">sudo apt-get -f install</text:p>
      <text:h text:style-name="Heading_20_3" text:outline-level="3">5.安装forticlient</text:h>
      <text:p text:style-name="P3">直接双击deb安装包进行安装</text:p>
      <text:h text:style-name="Heading_20_3" text:outline-level="3">6.安装vim</text:h>
      <text:p text:style-name="P5">sudo apt-get install vim</text:p>
      <text:h text:style-name="Heading_20_3" text:outline-level="3">7.安装oy-my-zsh</text:h>
      <text:p text:style-name="P5">安装zsh </text:p>
      <text:p text:style-name="P5">sudo apt-get install zsh </text:p>
      <text:p text:style-name="P5">设置默认shell</text:p>
      <text:p text:style-name="P5">sudo vi /etc/passwd</text:p>
      <text:p text:style-name="P5">cb:x:1000:1000:cb,,,:/home/cb:/usr/bin/zsh</text:p>
      <text:p text:style-name="P5"/>
      <text:p text:style-name="P5"><text:soft-page-break/>安装git</text:p>
      <text:p text:style-name="P5">sudo apt-get install git </text:p>
      <text:p text:style-name="P5">安装oh my zsh </text:p>
      <text:p text:style-name="P5">sh -c "$(wget https://raw.githubusercontent.com/robbyrussell/oh-my-zsh/master/tools/install.sh -O -)"</text:p>
      <text:p text:style-name="P5">设置模式</text:p>
      <text:p text:style-name="P5">cd</text:p>
      <text:p text:style-name="P5">vi .zshrc</text:p>
      <text:p text:style-name="P5">写入</text:p>
      <text:p text:style-name="P5">ZSH_THEME=”steeef”</text:p>
      <text:p text:style-name="P5">重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22:11:47.515160785</meta:creation-date>
    <dc:date>2018-07-21T22:49:04.914829098</dc:date>
    <meta:editing-duration>PT14M5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47" meta:word-count="332" meta:character-count="1026" meta:non-whitespace-character-count="976"/>
  </office:meta>
</office:document-meta>
</file>